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6pt" officeooo:rsid="001f3663" officeooo:paragraph-rsid="001f3663" style:font-size-asian="16pt" style:font-size-complex="16pt"/>
    </style:style>
    <style:style style:name="P2" style:family="paragraph" style:parent-style-name="Standard">
      <style:text-properties style:font-name="FreeMono" fo:font-size="16pt" officeooo:rsid="001f3663" officeooo:paragraph-rsid="00205567" style:font-size-asian="16pt" style:font-size-complex="16pt"/>
    </style:style>
    <style:style style:name="T1" style:family="text">
      <style:text-properties officeooo:rsid="00205567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<text:span text:style-name="T1">user</text:span>00@10.0.0.1 <text:s text:c="3"/><text:span text:style-name="T2">catboxyellow</text:span></text:p>
      <text:p text:style-name="P1"/>
      <text:p text:style-name="P1">ssh user01@10.0.0.1 <text:s text:c="3"/><text:span text:style-name="T2">catboxyellow</text:span></text:p>
      <text:p text:style-name="P1"/>
      <text:p text:style-name="P1">ssh user02@10.0.0.1 <text:s text:c="3"/><text:span text:style-name="T2">catboxyellow</text:span></text:p>
      <text:p text:style-name="P1"/>
      <text:p text:style-name="P1">ssh user03@10.0.0.1 <text:s text:c="3"/><text:span text:style-name="T2">catboxyellow</text:span></text:p>
      <text:p text:style-name="P1"/>
      <text:p text:style-name="P1">ssh user04@10.0.0.1 <text:s text:c="3"/><text:span text:style-name="T2">catboxyellow</text:span></text:p>
      <text:p text:style-name="P1"/>
      <text:p text:style-name="P1">ssh user05@10.0.0.1 <text:s text:c="3"/><text:span text:style-name="T2">catboxyellow</text:span></text:p>
      <text:p text:style-name="P1"/>
      <text:p text:style-name="P1">ssh user06@10.0.0.1 <text:s text:c="3"/><text:span text:style-name="T2">catboxyellow</text:span></text:p>
      <text:p text:style-name="P1"/>
      <text:p text:style-name="P1">ssh user07@10.0.0.1 <text:s text:c="3"/><text:span text:style-name="T2">catboxyellow</text:span></text:p>
      <text:p text:style-name="P1"/>
      <text:p text:style-name="P1">ssh user08@10.0.0.1 <text:s text:c="3"/><text:span text:style-name="T2">catboxyellow</text:span></text:p>
      <text:p text:style-name="P1"/>
      <text:p text:style-name="P1">ssh user09@10.0.0.1 <text:s text:c="3"/><text:span text:style-name="T2">catboxyellow</text:span></text:p>
      <text:p text:style-name="P1"/>
      <text:p text:style-name="P1">ssh user10@10.0.0.1 <text:s text:c="3"/><text:span text:style-name="T2">catboxyellow</text:span></text:p>
      <text:p text:style-name="P1"/>
      <text:p text:style-name="P1">ssh user11@10.0.0.1 <text:s text:c="3"/><text:span text:style-name="T2">catboxyellow</text:span></text:p>
      <text:p text:style-name="P1"/>
      <text:p text:style-name="P1">ssh user12@10.0.0.1 <text:s text:c="3"/><text:span text:style-name="T2">catboxyellow</text:span></text:p>
      <text:p text:style-name="P1"/>
      <text:p text:style-name="P1">ssh user13@10.0.0.1 <text:s text:c="3"/><text:span text:style-name="T2">catboxyellow</text:span></text:p>
      <text:p text:style-name="P1"/>
      <text:p text:style-name="P1">ssh user14@10.0.0.1 <text:s text:c="3"/><text:span text:style-name="T2">catboxyellow</text:span></text:p>
      <text:p text:style-name="P1"/>
      <text:p text:style-name="P1">ssh user15@10.0.0.1 <text:s text:c="3"/><text:span text:style-name="T2">catboxyellow</text:span></text:p>
      <text:p text:style-name="P1"/>
      <text:p text:style-name="P1">ssh user16@10.0.0.1 <text:s text:c="3"/><text:span text:style-name="T2">catboxyellow</text:span></text:p>
      <text:p text:style-name="P1"/>
      <text:p text:style-name="P1">ssh user17@10.0.0.1 <text:s text:c="3"/><text:span text:style-name="T2">catboxyellow</text:span></text:p>
      <text:p text:style-name="P1"/>
      <text:p text:style-name="P1">ssh user18@10.0.0.1 <text:s text:c="3"/><text:span text:style-name="T2">catboxyellow</text:span></text:p>
      <text:p text:style-name="P1"/>
      <text:p text:style-name="P1">ssh user20@10.0.0.1 <text:s text:c="3"/><text:span text:style-name="T2">catboxyellow</text:span></text:p>
      <text:p text:style-name="P1"/>
      <text:p text:style-name="P2">ssh user<text:span text:style-name="T1">2</text:span>1@10.0.0.1 <text:s text:c="3"/><text:span text:style-name="T2">catboxyellow</text:span></text:p>
      <text:p text:style-name="P2"/>
      <text:p text:style-name="P2"><text:soft-page-break/>ssh user<text:span text:style-name="T1">2</text:span>2@10.0.0.1 <text:s text:c="3"/><text:span text:style-name="T2">catboxyellow</text:span></text:p>
      <text:p text:style-name="P2"/>
      <text:p text:style-name="P2">ssh user<text:span text:style-name="T1">2</text:span>3@10.0.0.1 <text:s text:c="3"/><text:span text:style-name="T2">catboxyellow</text:span></text:p>
      <text:p text:style-name="P2"/>
      <text:p text:style-name="P2">ssh user<text:span text:style-name="T1">2</text:span>4@10.0.0.1 <text:s text:c="3"/><text:span text:style-name="T2">catboxyellow</text:span></text:p>
      <text:p text:style-name="P2"/>
      <text:p text:style-name="P2">ssh user<text:span text:style-name="T1">2</text:span>5@10.0.0.1 <text:s text:c="3"/><text:span text:style-name="T2">catboxyellow</text:span></text:p>
      <text:p text:style-name="P2"/>
      <text:p text:style-name="P2">ssh user<text:span text:style-name="T1">2</text:span>6@10.0.0.1 <text:s text:c="3"/><text:span text:style-name="T2">catboxyellow</text:span></text:p>
      <text:p text:style-name="P2"/>
      <text:p text:style-name="P2">ssh user<text:span text:style-name="T1">2</text:span>7@10.0.0.1 <text:s text:c="3"/><text:span text:style-name="T2">catboxyellow</text:span></text:p>
      <text:p text:style-name="P2"/>
      <text:p text:style-name="P2">ssh user<text:span text:style-name="T1">2</text:span>8@10.0.0.1 <text:s text:c="3"/><text:span text:style-name="T2">catboxyellow</text:span></text:p>
      <text:p text:style-name="P2"/>
      <text:p text:style-name="P2">ssh user2<text:span text:style-name="T1">9</text:span>@10.0.0.1 <text:s text:c="3"/><text:span text:style-name="T2">catboxyellow</text:span></text:p>
      <text:p text:style-name="P2"/>
      <text:p text:style-name="P2">ssh user<text:span text:style-name="T1">30</text:span>@10.0.0.1 <text:s text:c="3"/><text:span text:style-name="T2">catboxyello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Nylander</meta:initial-creator>
    <meta:creation-date>2013-09-15T12:54:10</meta:creation-date>
    <dc:date>2014-03-07T22:52:08.555691757</dc:date>
    <dc:creator>Johan Nylander</dc:creator>
    <meta:editing-duration>PT2M5S</meta:editing-duration>
    <meta:editing-cycles>5</meta:editing-cycles>
    <meta:generator>LibreOffice/4.1.3.2$Linux_X86_64 LibreOffice_project/410m0$Build-2</meta:generator>
    <meta:document-statistic meta:table-count="0" meta:image-count="0" meta:object-count="0" meta:page-count="2" meta:paragraph-count="30" meta:word-count="90" meta:character-count="1050" meta:non-whitespace-character-count="900"/>
  </office:meta>
</office:document-meta>
</file>